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8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 BASIC OPERATION (START,STOP,RESUME) FOR XEN VM USING LIBVIRT API(ANY LANGUAGE)</text:p>
      <text:p text:style-name="Standard"/>
      <text:p text:style-name="P1">What is libvirt? </text:p>
      <text:p text:style-name="Standard"/>
      <text:p text:style-name="Standard">Libvirt is collection of software that provides a convenient way to manage virtual machines and other virtualization functionality, such as storage and network interface management. These software pieces include an API library, a daemon (libvirtd), and a command line utility (virsh). </text:p>
      <text:p text:style-name="Standard">An primary goal of libvirt is to provide a single way to manage multiple different virtualization providers/hypervisors.</text:p>
      <text:p text:style-name="Standard"/>
      <text:p text:style-name="Standard">Step 1: Running XEN Setup</text:p>
      <text:p text:style-name="Standard"/>
      <text:p text:style-name="Standard">Step 2: Install libvirt-dev package</text:p>
      <text:p text:style-name="Standard"><text:s text:c="12"/></text:p>
      <text:p text:style-name="Standard"><text:span text:style-name="T1"><text:s/><text:tab/><text:tab/><text:tab/><text:tab/>sudo apt-get install libvirt-dev</text:span></text:p>
      <text:p text:style-name="Standard"/>
      <text:p text:style-name="Standard">Step 3: Take terminal and write a program to implement those basic operation.</text:p>
      <text:p text:style-name="Standard"><text:s text:c="12"/>Save the program and compile using </text:p>
      <text:p text:style-name="Standard"><text:s text:c="59"/></text:p>
      <text:p text:style-name="Standard"><text:tab/><text:tab/><text:tab/><text:tab/><text:span text:style-name="T1"> gcc test_program.c -lvirt</text:span></text:p>
      <text:p text:style-name="Standard"/>
      <text:p text:style-name="Standard">Step 4: Open virual machine manager using </text:p>
      <text:p text:style-name="Standard"/>
      <text:p text:style-name="Standard"><text:tab/><text:tab/><text:tab/><text:tab/> <text:s/><text:span text:style-name="T1">sudo virt-manager</text:span></text:p>
      <text:p text:style-name="Standard"/>
      <text:p text:style-name="Standard">Step 5: Run the program and select each operation. We can see the changes in the <text:s/>Virtual Machine <text:s text:c="2"/><text:tab/>Manager. </text:p>
      <text:p text:style-name="Standard"/>
      <text:p text:style-name="P2"/>
      <text:p text:style-name="P2">OUTPUT</text:p>
      <text:p text:style-name="P3">athira@AMRITACSN12003:~$ vim test_program.c</text:p>
      <text:p text:style-name="P3">athira@AMRITACSN12003:~$ gcc test_program.c -lvirt</text:p>
      <text:p text:style-name="P3">athira@AMRITACSN12003:~$ sudo ./a.out</text:p>
      <text:p text:style-name="P3">[sudo] password for athira: </text:p>
      <text:p text:style-name="P3"></text:p>
      <text:p text:style-name="P3"><text:s/>1.Power On </text:p>
      <text:p text:style-name="P3"><text:s/>2.Suspend</text:p>
      <text:p text:style-name="P3"><text:s/>3.Resume </text:p>
      <text:p text:style-name="P3"><text:s/>4.Shutdown</text:p>
      <text:p text:style-name="P3">Enter your choice:</text:p>
      <text:p text:style-name="P3">4</text:p>
      <text:p text:style-name="P3">Success</text:p>
      <text:p text:style-name="P3">athira@AMRITACSN12003:~$ sudo ./a.out</text:p>
      <text:p text:style-name="P3"></text:p>
      <text:p text:style-name="P3"><text:s/>1.Power On </text:p>
      <text:p text:style-name="P3"><text:s/>2.Suspend</text:p>
      <text:p text:style-name="P3"><text:s/>3.Resume </text:p>
      <text:p text:style-name="P3"><text:s/>4.Shutdown</text:p>
      <text:p text:style-name="P3">Enter your choice:</text:p>
      <text:p text:style-name="P3">1</text:p>
      <text:p text:style-name="P3">Success</text:p>
      <text:p text:style-name="P3">athira@AMRITACSN12003:~$ sudo ./a.out</text:p>
      <text:p text:style-name="P3"></text:p>
      <text:p text:style-name="P3"><text:s/>1.Power On </text:p>
      <text:p text:style-name="P3"><text:s/>2.Suspend</text:p>
      <text:p text:style-name="P3"><text:s/>3.Resume </text:p>
      <text:p text:style-name="P3"><text:soft-page-break/><text:s/>4.Shutdown</text:p>
      <text:p text:style-name="P3">Enter your choice:</text:p>
      <text:p text:style-name="P3">2</text:p>
      <text:p text:style-name="P3">Success</text:p>
      <text:p text:style-name="P3">athira@AMRITACSN12003:~$ sudo ./a.out</text:p>
      <text:p text:style-name="P3"></text:p>
      <text:p text:style-name="P3"><text:s/>1.Power On </text:p>
      <text:p text:style-name="P3"><text:s/>2.Suspend</text:p>
      <text:p text:style-name="P3"><text:s/>3.Resume </text:p>
      <text:p text:style-name="P3"><text:s/>4.Shutdown</text:p>
      <text:p text:style-name="P3">Enter your choice:</text:p>
      <text:p text:style-name="P3">3</text:p>
      <text:p text:style-name="P3">Success</text:p>
      <text:p text:style-name="P3">athira@AMRITACSN12003:~$ sudo ./a.out</text:p>
      <text:p text:style-name="P3"></text:p>
      <text:p text:style-name="P3"><text:s/>1.Power On </text:p>
      <text:p text:style-name="P3"><text:s/>2.Suspend</text:p>
      <text:p text:style-name="P3"><text:s/>3.Resume </text:p>
      <text:p text:style-name="P3"><text:s/>4.Shutdown</text:p>
      <text:p text:style-name="P3">Enter your choice:</text:p>
      <text:p text:style-name="P3">4</text:p>
      <text:p text:style-name="P3">Success</text:p>
      <text:p text:style-name="P3">athira@AMRITACSN12003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" style:font-size-asian="14pt" style:font-weight-asian="bold" style:font-name-complex="Lohit Hind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ira Lal</meta:initial-creator>
    <meta:creation-date>2013-04-20T12:26:50</meta:creation-date>
    <dc:date>2013-04-20T14:14:13</dc:date>
    <dc:creator>Athira Lal</dc:creator>
    <meta:editing-duration>PT25M3S</meta:editing-duration>
    <meta:editing-cycles>1</meta:editing-cycles>
    <meta:document-statistic meta:table-count="0" meta:image-count="0" meta:object-count="0" meta:page-count="2" meta:paragraph-count="65" meta:word-count="214" meta:character-count="1745" meta:non-whitespace-character-count="1393"/>
    <meta:generator>LibreOffice/3.5$Linux_x86 LibreOffice_project/350m1$Build-2</meta:generator>
  </office:meta>
</office:document-meta>
</file>